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A000000FA4131CDF714EE9B6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 style:list-style-name="L1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 style:list-style-name="L4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title" style:list-style-name="L5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TWO_5f_COLUMNS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TWO_5f_COLUMNS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title" style:list-style-name="L5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NE_5f_COLUMN_5f_TEXT-title" style:list-style-name="L5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6" style:family="presentation" style:parent-style-name="ONE_5f_COLUMN_5f_TEXT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7" style:family="presentation" style:parent-style-name="ONE_5f_COLUM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MAIN_5f_POINT-title" style:list-style-name="L4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9" style:family="presentation" style:parent-style-name="MAIN_5f_POI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TITLE_5f_AND_5f_DESCRIPTION-title" style:list-style-name="L5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1" style:family="presentation" style:parent-style-name="SECTION_5f_TITLE_5f_AND_5f_DESCRIPTION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2" style:family="presentation" style:parent-style-name="SECTION_5f_TITLE_5f_AND_5f_DESCRIPTION-subtitle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3" style:family="presentation" style:parent-style-name="SECTION_5f_TITLE_5f_AND_5f_DESCRIP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CAPTION_5f_ONLY-outline1" style:list-style-name="L7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5" style:family="presentation" style:parent-style-name="CAPTION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BIG_5f_NUMBER-outline1" style:list-style-name="L8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7" style:family="presentation" style:parent-style-name="BIG_5f_NUMBER-title" style:list-style-name="L9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8" style:family="presentation" style:parent-style-name="BIG_5f_NUMBER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1a1a1a" style:text-line-through-style="none" style:text-line-through-type="none" style:text-position="0% 100%" style:font-name="Helvetica Neue" fo:font-size="42pt" fo:letter-spacing="normal" fo:font-style="normal" style:text-underline-style="none" fo:font-weight="bold" style:font-name-asian="Helvetica Neue" style:font-size-asian="42pt" style:font-style-asian="normal" style:font-weight-asian="bold" style:font-name-complex="Helvetica Neue" style:font-size-complex="42pt" style:font-style-complex="normal" style:font-weight-complex="bold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63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34d40" style:text-line-through-style="none" style:text-line-through-type="none" style:text-position="0% 100%" style:font-name="Helvetica Neue" fo:font-size="16pt" fo:letter-spacing="normal" fo:font-style="normal" style:text-underline-style="none" fo:font-weight="normal" style:font-name-asian="Helvetica Neue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Helvetica Neue" fo:font-size="36pt" fo:letter-spacing="normal" fo:font-style="normal" style:text-underline-style="none" fo:font-weight="bold" style:font-name-asian="Helvetica Neue" style:font-size-asian="36pt" style:font-style-asian="normal" style:font-weight-asian="bold" style:font-name-complex="Helvetica Neue" style:font-size-complex="36pt" style:font-style-complex="normal" style:font-weight-complex="bold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1a1a1a" style:text-line-through-style="none" style:text-line-through-type="none" style:text-position="0% 100%" style:font-name="Helvetica Neue" fo:font-size="26pt" fo:letter-spacing="normal" fo:font-style="normal" style:text-underline-style="none" fo:font-weight="bold" style:font-name-asian="Helvetica Neue" style:font-size-asian="26pt" style:font-style-asian="normal" style:font-weight-asian="bold" style:font-name-complex="Helvetica Neue" style:font-size-complex="26pt" style:font-style-complex="normal" style:font-weight-complex="bold"/>
    </style:style>
    <style:style style:name="P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34d40" style:text-line-through-style="none" style:text-line-through-type="none" style:text-position="0% 100%" style:font-name="Helvetica Neue" fo:font-size="13pt" fo:letter-spacing="normal" fo:font-style="normal" style:text-underline-style="none" fo:font-weight="normal" style:font-name-asian="Helvetica Neue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P7" style:family="paragraph">
      <loext:graphic-properties draw:fill="none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34d40" style:text-line-through-style="none" style:text-line-through-type="none" style:text-position="0% 100%" style:font-name="Helvetica Neue" fo:font-size="13pt" fo:letter-spacing="normal" fo:font-style="normal" style:text-underline-style="none" fo:font-weight="normal" style:font-name-asian="Helvetica Neue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Helvetica Neue" fo:font-size="13pt" fo:letter-spacing="normal" fo:font-style="normal" style:text-underline-style="none" fo:font-weight="normal" style:font-name-asian="Helvetica Neue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Helvetica Neue" fo:font-size="80pt" fo:letter-spacing="normal" fo:font-style="normal" style:text-underline-style="none" fo:font-weight="bold" style:font-name-asian="Helvetica Neue" style:font-size-asian="80pt" style:font-style-asian="normal" style:font-weight-asian="bold" style:font-name-complex="Helvetica Neue" style:font-size-complex="80pt" style:font-style-complex="normal" style:font-weight-complex="bold"/>
    </style:style>
    <text:list-style style:name="L1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534d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Helvetica Neue" fo:color="#534d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9cm" text:min-label-width="0.9cm"/>
        <style:text-properties fo:color="#534d4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7cm" text:min-label-width="0.863cm"/>
        <style:text-properties style:font-name="Helvetica Neu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9;p13" presentation:style-name="pr1" draw:text-style-name="P1" draw:layer="layout" svg:width="21.355cm" svg:height="2.297cm" svg:x="2.026cm" svg:y="8.33cm" presentation:class="title" presentation:placeholder="true" presentation:user-transformed="true">
          <draw:text-box/>
        </draw:frame>
        <draw:frame draw:name="Google Shape;90;p13" presentation:style-name="pr2" draw:text-style-name="P2" draw:layer="layout" svg:width="21.355cm" svg:height="1.502cm" svg:x="2.027cm" svg:y="10.93cm" presentation:class="subtitle" presentation:placeholder="true" presentation:user-transformed="true">
          <draw:text-box/>
        </draw:frame>
        <presentation:notes draw:style-name="dp2">
          <draw:page-thumbnail draw:name="Google Shape;86;p:notes" draw:style-name="gr1" draw:layer="layout" svg:width="16.933cm" svg:height="9.524cm" svg:x="1.059cm" svg:y="1.905cm" draw:page-number="1" presentation:class="page"/>
          <draw:frame draw:name="Google Shape;87;p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ECTION_5f_HEADER">
        <draw:frame draw:name="Google Shape;95;p14" presentation:style-name="pr4" draw:text-style-name="P4" draw:layer="layout" svg:width="21.356cm" svg:height="4.217cm" svg:x="2.026cm" svg:y="3.673cm" presentation:class="title" presentation:placeholder="true" presentation:user-transformed="true">
          <draw:text-box/>
        </draw:frame>
        <presentation:notes draw:style-name="dp2">
          <draw:page-thumbnail draw:name="Google Shape;92;g27e690bf7ab_0_83:notes" draw:style-name="gr1" draw:layer="layout" svg:width="16.932cm" svg:height="9.524cm" svg:x="1.059cm" svg:y="1.905cm" draw:page-number="2" presentation:class="page"/>
          <draw:frame draw:name="Google Shape;93;g27e690bf7ab_0_83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100;p15" presentation:style-name="pr6" draw:text-style-name="P5" draw:layer="layout" svg:width="21.357cm" svg:height="1.486cm" svg:x="2.026cm" svg:y="3.663cm" presentation:class="title" presentation:placeholder="true" presentation:user-transformed="true">
          <draw:text-box/>
        </draw:frame>
        <draw:frame draw:name="Google Shape;101;p15" presentation:style-name="pr7" draw:text-style-name="P6" draw:layer="layout" svg:width="21.357cm" svg:height="6.28cm" svg:x="2.026cm" svg:y="5.775cm" presentation:class="outline" presentation:placeholder="true" presentation:user-transformed="true">
          <draw:text-box/>
        </draw:frame>
        <presentation:notes draw:style-name="dp2">
          <draw:page-thumbnail draw:name="Google Shape;97;g27e690bf7ab_0_88:notes" draw:style-name="gr1" draw:layer="layout" svg:width="16.932cm" svg:height="9.524cm" svg:x="1.059cm" svg:y="1.905cm" draw:page-number="3" presentation:class="page"/>
          <draw:frame draw:name="Google Shape;98;g27e690bf7ab_0_88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TWO_5f_COLUMNS" presentation:presentation-page-layout-name="AL3T3">
        <draw:frame draw:name="Google Shape;106;p16" presentation:style-name="pr9" draw:text-style-name="P5" draw:layer="layout" svg:width="21.356cm" svg:height="1.486cm" svg:x="2.026cm" svg:y="3.663cm" presentation:class="title" presentation:placeholder="true" presentation:user-transformed="true">
          <draw:text-box/>
        </draw:frame>
        <draw:frame draw:name="Google Shape;107;p16" presentation:style-name="pr10" draw:text-style-name="P6" draw:layer="layout" svg:width="10.483cm" svg:height="6.28cm" svg:x="2.026cm" svg:y="5.775cm" presentation:class="outline" presentation:placeholder="true" presentation:user-transformed="true">
          <draw:text-box/>
        </draw:frame>
        <draw:frame draw:name="Google Shape;108;p16" presentation:style-name="pr11" draw:text-style-name="P6" draw:layer="layout" svg:width="10.483cm" svg:height="6.28cm" svg:x="12.899cm" svg:y="5.775cm" presentation:class="outline" presentation:placeholder="true" presentation:user-transformed="true">
          <draw:text-box/>
        </draw:frame>
        <presentation:notes draw:style-name="dp2">
          <draw:page-thumbnail draw:name="Google Shape;103;g27e690bf7ab_0_93:notes" draw:style-name="gr1" draw:layer="layout" svg:width="16.932cm" svg:height="9.524cm" svg:x="1.059cm" svg:y="1.905cm" draw:page-number="4" presentation:class="page"/>
          <draw:frame draw:name="Google Shape;104;g27e690bf7ab_0_93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ONLY" presentation:presentation-page-layout-name="AL4T19">
        <draw:frame draw:name="Google Shape;113;p17" presentation:style-name="pr13" draw:text-style-name="P5" draw:layer="layout" svg:width="21.356cm" svg:height="1.486cm" svg:x="2.026cm" svg:y="3.663cm" presentation:class="title" presentation:placeholder="true" presentation:user-transformed="true">
          <draw:text-box/>
        </draw:frame>
        <presentation:notes draw:style-name="dp2">
          <draw:page-thumbnail draw:name="Google Shape;110;g27e690bf7ab_0_99:notes" draw:style-name="gr1" draw:layer="layout" svg:width="16.932cm" svg:height="9.524cm" svg:x="1.059cm" svg:y="1.905cm" draw:page-number="5" presentation:class="page"/>
          <draw:frame draw:name="Google Shape;111;g27e690bf7ab_0_99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NE_5f_COLUMN_5f_TEXT">
        <draw:frame draw:name="Google Shape;118;p18" presentation:style-name="pr15" draw:text-style-name="P5" draw:layer="layout" svg:width="9.168cm" svg:height="3.837cm" svg:x="2.028cm" svg:y="3.663cm" presentation:class="title" presentation:placeholder="true" presentation:user-transformed="true">
          <draw:text-box/>
        </draw:frame>
        <draw:frame draw:name="Google Shape;119;p18" presentation:style-name="pr16" draw:text-style-name="P6" draw:layer="layout" svg:width="9.168cm" svg:height="4.437cm" svg:x="2.003cm" svg:y="7.727cm" presentation:class="outline" presentation:placeholder="true" presentation:user-transformed="true">
          <draw:text-box/>
        </draw:frame>
        <presentation:notes draw:style-name="dp2">
          <draw:page-thumbnail draw:name="Google Shape;115;g27e690bf7ab_0_105:notes" draw:style-name="gr1" draw:layer="layout" svg:width="16.932cm" svg:height="9.524cm" svg:x="1.059cm" svg:y="1.905cm" draw:page-number="6" presentation:class="page"/>
          <draw:frame draw:name="Google Shape;116;g27e690bf7ab_0_105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AIN_5f_POINT">
        <draw:frame draw:name="Google Shape;124;p19" presentation:style-name="pr18" draw:text-style-name="P4" draw:layer="layout" svg:width="19.502cm" svg:height="8.291cm" svg:x="2.026cm" svg:y="2.401cm" presentation:class="title" presentation:placeholder="true" presentation:user-transformed="true">
          <draw:text-box/>
        </draw:frame>
        <presentation:notes draw:style-name="dp2">
          <draw:page-thumbnail draw:name="Google Shape;121;g27e690bf7ab_0_111:notes" draw:style-name="gr1" draw:layer="layout" svg:width="16.932cm" svg:height="9.524cm" svg:x="1.059cm" svg:y="1.905cm" draw:page-number="7" presentation:class="page"/>
          <draw:frame draw:name="Google Shape;122;g27e690bf7ab_0_111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ECTION_5f_TITLE_5f_AND_5f_DESCRIPTION">
        <draw:frame draw:name="Google Shape;129;p20" presentation:style-name="pr20" draw:text-style-name="P5" draw:layer="layout" svg:width="9.168cm" svg:height="4.686cm" svg:x="2.028cm" svg:y="3.663cm" presentation:class="title" presentation:placeholder="true" presentation:user-transformed="true">
          <draw:text-box/>
        </draw:frame>
        <draw:frame draw:name="Google Shape;130;p20" presentation:style-name="pr21" draw:text-style-name="P6" draw:layer="layout" svg:width="9.372cm" svg:height="8.403cm" svg:x="14.373cm" svg:y="3.757cm" presentation:class="outline" presentation:placeholder="true" presentation:user-transformed="true">
          <draw:text-box/>
        </draw:frame>
        <draw:frame draw:name="Google Shape;131;p20" presentation:style-name="pr22" draw:text-style-name="P2" draw:layer="layout" svg:width="9.168cm" svg:height="2.107cm" svg:x="2.014cm" svg:y="8.782cm" presentation:class="subtitle" presentation:placeholder="true" presentation:user-transformed="true">
          <draw:text-box/>
        </draw:frame>
        <presentation:notes draw:style-name="dp2">
          <draw:page-thumbnail draw:name="Google Shape;126;g27e690bf7ab_0_117:notes" draw:style-name="gr1" draw:layer="layout" svg:width="16.932cm" svg:height="9.524cm" svg:x="1.059cm" svg:y="1.905cm" draw:page-number="8" presentation:class="page"/>
          <draw:frame draw:name="Google Shape;127;g27e690bf7ab_0_117:notes" presentation:style-name="pr2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APTION_5f_ONLY">
        <draw:frame draw:name="Google Shape;136;p21" presentation:style-name="pr24" draw:text-style-name="P7" draw:layer="layout" svg:width="21.381cm" svg:height="1.278cm" svg:x="2.014cm" svg:y="12.146cm" presentation:class="outline" presentation:placeholder="true" presentation:user-transformed="true">
          <draw:text-box/>
        </draw:frame>
        <presentation:notes draw:style-name="dp2">
          <draw:page-thumbnail draw:name="Google Shape;133;g27e690bf7ab_0_123:notes" draw:style-name="gr1" draw:layer="layout" svg:width="16.932cm" svg:height="9.524cm" svg:x="1.059cm" svg:y="1.905cm" draw:page-number="9" presentation:class="page"/>
          <draw:frame draw:name="Google Shape;134;g27e690bf7ab_0_123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IG_5f_NUMBER">
        <draw:frame draw:name="Google Shape;141;p22" presentation:style-name="pr26" draw:text-style-name="P8" draw:layer="layout" svg:width="21.356cm" svg:height="4.389cm" svg:x="2.026cm" svg:y="6.314cm" presentation:class="outline" presentation:placeholder="true" presentation:user-transformed="true">
          <draw:text-box/>
        </draw:frame>
        <draw:frame draw:name="Google Shape;142;p22" presentation:style-name="pr27" draw:text-style-name="P9" draw:layer="layout" svg:width="21.356cm" svg:height="3.457cm" svg:x="2.026cm" svg:y="2.039cm" presentation:class="title" presentation:placeholder="true" presentation:user-transformed="true">
          <draw:text-box/>
        </draw:frame>
        <presentation:notes draw:style-name="dp2">
          <draw:page-thumbnail draw:name="Google Shape;138;g27e690bf7ab_0_130:notes" draw:style-name="gr1" draw:layer="layout" svg:width="16.932cm" svg:height="9.524cm" svg:x="1.059cm" svg:y="1.905cm" draw:page-number="10" presentation:class="page"/>
          <draw:frame draw:name="Google Shape;139;g27e690bf7ab_0_130:notes" presentation:style-name="pr2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presentation:notes draw:style-name="dp2">
          <draw:page-thumbnail draw:name="Google Shape;144;g27e690bf7ab_0_135:notes" draw:style-name="gr1" draw:layer="layout" svg:width="16.932cm" svg:height="9.524cm" svg:x="1.059cm" svg:y="1.905cm" draw:page-number="11" presentation:class="page"/>
          <draw:frame draw:name="Google Shape;145;g27e690bf7ab_0_135:notes" presentation:style-name="pr2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d2cbb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9a274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777055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29a274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d2cbbf"/>
    </style:style>
    <style:style style:name="Mdp2" style:family="drawing-page">
      <style:drawing-page-properties draw:background-size="border" draw:fill="solid" draw:fill-color="#29a274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solid" draw:fill-color="#777055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73cm, 0cm, 1.62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d2cbb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77705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29a2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7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8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0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21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3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24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6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27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BIG_5f_NUMBER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Mpr29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30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31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3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3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d2cbbf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777055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29a274"/>
      <style:paragraph-properties fo:text-align="start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0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T1" style:family="text">
      <style:text-properties fo:font-variant="normal" fo:text-transform="none" fo:color="#534d40" style:text-line-through-style="none" style:text-line-through-type="none" style:text-position="0% 100%" style:font-name="Helvetica Neue" fo:font-size="10pt" fo:letter-spacing="normal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 Neue" fo:font-size="10pt" fo:letter-spacing="normal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Helvetica Neue" fo:font-size="80pt" fo:letter-spacing="normal" fo:font-style="normal" style:text-underline-style="none" fo:font-weight="bold" style:font-name-asian="Helvetica Neue" style:font-size-asian="80pt" style:font-style-asian="normal" style:font-weight-asian="bold" style:font-name-complex="Helvetica Neue" style:font-size-complex="8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1.355cm" svg:height="2.297cm" svg:x="2.026cm" svg:y="8.3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4;p2" draw:style-name="Mgr4" draw:text-style-name="MP8" draw:layer="backgroundobjects" svg:width="2.993cm" svg:height="1.502cm" svg:x="2.027cm" svg:y="4.105cm">
        <draw:image xlink:href="Pictures/10000201000000FA000000FA4131CDF714EE9B6D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g draw:name="Google Shape;16;p3">
        <draw:custom-shape draw:name="Google Shape;17;p3" draw:style-name="Mgr3" draw:text-style-name="MP5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;p3" draw:style-name="Mgr3" draw:text-style-name="MP5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9;p3" presentation:style-name="SECTION_5f_HEADER-title" draw:layer="backgroundobjects" svg:width="21.356cm" svg:height="4.217cm" svg:x="2.026cm" svg:y="3.673cm" presentation:class="title" presentation:placeholder="true" presentation:user-transformed="true">
        <draw:text-box/>
      </draw:frame>
      <draw:frame draw:name="Google Shape;20;p3" presentation:style-name="Mpr4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3">
      <draw:custom-shape draw:name="Google Shape;22;p4" draw:style-name="Mgr5" draw:text-style-name="MP9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3;p4">
        <draw:custom-shape draw:name="Google Shape;24;p4" draw:style-name="Mgr6" draw:text-style-name="MP10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;p4" draw:style-name="Mgr7" draw:text-style-name="MP11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6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7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28;p4" presentation:style-name="Mpr7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29;p4" draw:style-name="Mgr4" draw:text-style-name="MP8" draw:layer="backgroundobjects" svg:width="1.022cm" svg:height="0.512cm" svg:x="2.307cm" svg:y="12.681cm">
        <draw:image xlink:href="Pictures/10000201000000FA000000FA4131CDF714EE9B6D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3">
      <draw:custom-shape draw:name="Google Shape;31;p5" draw:style-name="Mgr5" draw:text-style-name="MP9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32;p5">
        <draw:custom-shape draw:name="Google Shape;33;p5" draw:style-name="Mgr6" draw:text-style-name="MP10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;p5" draw:style-name="Mgr7" draw:text-style-name="MP11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5;p5" presentation:style-name="TITLE_5f_AND_5f_TWO_5f_COLUMNS-title" draw:layer="backgroundobjects" svg:width="21.356cm" svg:height="1.486cm" svg:x="2.026cm" svg:y="3.663cm" presentation:class="title" presentation:placeholder="true" presentation:user-transformed="true">
        <draw:text-box/>
      </draw:frame>
      <draw:frame draw:name="Google Shape;36;p5" presentation:style-name="TITLE_5f_AND_5f_TWO_5f_COLUMNS-outline1" draw:layer="backgroundobjects" svg:width="10.483cm" svg:height="6.28cm" svg:x="2.026cm" svg:y="5.775cm" presentation:class="outline" presentation:placeholder="true" presentation:user-transformed="true">
        <draw:text-box/>
      </draw:frame>
      <draw:frame draw:name="Google Shape;37;p5" presentation:style-name="TITLE_5f_AND_5f_TWO_5f_COLUMNS-outline1" draw:layer="backgroundobjects" svg:width="10.483cm" svg:height="6.28cm" svg:x="12.899cm" svg:y="5.775cm" presentation:class="outline" presentation:placeholder="true" presentation:user-transformed="true">
        <draw:text-box/>
      </draw:frame>
      <draw:frame draw:name="Google Shape;38;p5" presentation:style-name="Mpr10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39;p5" draw:style-name="Mgr4" draw:text-style-name="MP8" draw:layer="backgroundobjects" svg:width="1.022cm" svg:height="0.512cm" svg:x="2.307cm" svg:y="12.681cm">
        <draw:image xlink:href="Pictures/10000201000000FA000000FA4131CDF714EE9B6D.png" xlink:type="simple" xlink:show="embed" xlink:actuate="onLoad">
          <text:p/>
        </draw:image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3">
      <draw:custom-shape draw:name="Google Shape;41;p6" draw:style-name="Mgr5" draw:text-style-name="MP9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42;p6">
        <draw:custom-shape draw:name="Google Shape;43;p6" draw:style-name="Mgr6" draw:text-style-name="MP10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;p6" draw:style-name="Mgr7" draw:text-style-name="MP11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45;p6" presentation:style-name="TITLE_5f_ONLY-title" draw:layer="backgroundobjects" svg:width="21.356cm" svg:height="1.486cm" svg:x="2.026cm" svg:y="3.663cm" presentation:class="title" presentation:placeholder="true" presentation:user-transformed="true">
        <draw:text-box/>
      </draw:frame>
      <draw:frame draw:name="Google Shape;46;p6" presentation:style-name="Mpr13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47;p6" draw:style-name="Mgr4" draw:text-style-name="MP8" draw:layer="backgroundobjects" svg:width="1.022cm" svg:height="0.512cm" svg:x="2.307cm" svg:y="12.681cm">
        <draw:image xlink:href="Pictures/10000201000000FA000000FA4131CDF714EE9B6D.png" xlink:type="simple" xlink:show="embed" xlink:actuate="onLoad">
          <text:p/>
        </draw:image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3">
      <draw:custom-shape draw:name="Google Shape;49;p7" draw:style-name="Mgr5" draw:text-style-name="MP9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50;p7">
        <draw:custom-shape draw:name="Google Shape;51;p7" draw:style-name="Mgr6" draw:text-style-name="MP10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;p7" draw:style-name="Mgr7" draw:text-style-name="MP11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53;p7" presentation:style-name="ONE_5f_COLUMN_5f_TEXT-title" draw:layer="backgroundobjects" svg:width="9.168cm" svg:height="3.837cm" svg:x="2.028cm" svg:y="3.663cm" presentation:class="title" presentation:placeholder="true" presentation:user-transformed="true">
        <draw:text-box/>
      </draw:frame>
      <draw:frame draw:name="Google Shape;54;p7" presentation:style-name="ONE_5f_COLUMN_5f_TEXT-outline1" draw:layer="backgroundobjects" svg:width="9.168cm" svg:height="4.437cm" svg:x="2.003cm" svg:y="7.727cm" presentation:class="outline" presentation:placeholder="true" presentation:user-transformed="true">
        <draw:text-box/>
      </draw:frame>
      <draw:frame draw:name="Google Shape;55;p7" presentation:style-name="Mpr16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56;p7" draw:style-name="Mgr4" draw:text-style-name="MP8" draw:layer="backgroundobjects" svg:width="1.022cm" svg:height="0.512cm" svg:x="2.307cm" svg:y="12.681cm">
        <draw:image xlink:href="Pictures/10000201000000FA000000FA4131CDF714EE9B6D.png" xlink:type="simple" xlink:show="embed" xlink:actuate="onLoad">
          <text:p/>
        </draw:image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4">
      <draw:g draw:name="Google Shape;58;p8">
        <draw:custom-shape draw:name="Google Shape;59;p8" draw:style-name="Mgr3" draw:text-style-name="MP5" draw:layer="layout" svg:width="0.126cm" svg:height="1.035cm" draw:transform="rotate (1.5707963267949) translate (3.342cm 11.70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8" draw:style-name="Mgr3" draw:text-style-name="MP5" draw:layer="layout" svg:width="0.126cm" svg:height="1.043cm" draw:transform="rotate (1.5707963267949) translate (2.307cm 11.70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61;p8" presentation:style-name="MAIN_5f_POINT-title" draw:layer="backgroundobjects" svg:width="19.502cm" svg:height="8.291cm" svg:x="2.026cm" svg:y="2.401cm" presentation:class="title" presentation:placeholder="true" presentation:user-transformed="true">
        <draw:text-box/>
      </draw:frame>
      <draw:frame draw:name="Google Shape;62;p8" presentation:style-name="Mpr19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3">
      <draw:custom-shape draw:name="Google Shape;64;p9" draw:style-name="Mgr5" draw:text-style-name="MP9" draw:layer="backgroundobjects" svg:width="12.6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65;p9">
        <draw:custom-shape draw:name="Google Shape;66;p9" draw:style-name="Mgr6" draw:text-style-name="MP10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9" draw:style-name="Mgr7" draw:text-style-name="MP11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68;p9" presentation:style-name="SECTION_5f_TITLE_5f_AND_5f_DESCRIPTION-title" draw:layer="backgroundobjects" svg:width="9.168cm" svg:height="4.686cm" svg:x="2.028cm" svg:y="3.663cm" presentation:class="title" presentation:placeholder="true" presentation:user-transformed="true">
        <draw:text-box/>
      </draw:frame>
      <draw:frame draw:name="Google Shape;70;p9" presentation:style-name="SECTION_5f_TITLE_5f_AND_5f_DESCRIPTION-outline1" draw:layer="backgroundobjects" svg:width="9.372cm" svg:height="8.403cm" svg:x="14.373cm" svg:y="3.757cm" presentation:class="outline" presentation:placeholder="true" presentation:user-transformed="true">
        <draw:text-box/>
      </draw:frame>
      <draw:frame draw:name="Google Shape;71;p9" presentation:style-name="Mpr22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3">
      <draw:frame draw:name="Google Shape;73;p10" presentation:style-name="CAPTION_5f_ONLY-outline1" draw:layer="backgroundobjects" svg:width="21.381cm" svg:height="1.278cm" svg:x="2.014cm" svg:y="12.146cm" presentation:class="outline" presentation:placeholder="true" presentation:user-transformed="true">
        <draw:text-box/>
      </draw:frame>
      <draw:frame draw:name="Google Shape;74;p10" presentation:style-name="Mpr25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2">
      <draw:g draw:name="Google Shape;76;p11">
        <draw:custom-shape draw:name="Google Shape;77;p11" draw:style-name="Mgr3" draw:text-style-name="MP5" draw:layer="layout" svg:width="0.126cm" svg:height="1.035cm" draw:transform="rotate (1.5707963267949) translate (3.342cm 11.70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1" draw:style-name="Mgr3" draw:text-style-name="MP5" draw:layer="layout" svg:width="0.126cm" svg:height="1.043cm" draw:transform="rotate (1.5707963267949) translate (2.307cm 11.70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79;p11" presentation:style-name="Mpr28" draw:text-style-name="MP13" draw:layer="backgroundobjects" svg:width="21.356cm" svg:height="3.457cm" svg:x="2.026cm" svg:y="2.039cm" presentation:class="title" presentation:user-transformed="true">
        <draw:text-box>
          <text:p text:style-name="MP12"><text:span text:style-name="MT3">xx%</text:span></text:p>
        </draw:text-box>
      </draw:frame>
      <draw:frame draw:name="Google Shape;80;p11" presentation:style-name="BIG_5f_NUMBER-outline1" draw:layer="backgroundobjects" svg:width="21.356cm" svg:height="4.389cm" svg:x="2.026cm" svg:y="6.314cm" presentation:class="outline" presentation:placeholder="true" presentation:user-transformed="true">
        <draw:text-box/>
      </draw:frame>
      <draw:frame draw:name="Google Shape;81;p11" presentation:style-name="Mpr29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3">
      <draw:frame draw:name="Google Shape;83;p12" presentation:style-name="Mpr32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84;p12" draw:style-name="Mgr4" draw:text-style-name="MP8" draw:layer="backgroundobjects" svg:width="1.022cm" svg:height="0.512cm" svg:x="2.307cm" svg:y="12.681cm">
        <draw:image xlink:href="Pictures/10000201000000FA000000FA4131CDF714EE9B6D.png" xlink:type="simple" xlink:show="embed" xlink:actuate="onLoad">
          <text:p/>
        </draw:image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4"/>
    <meta:generator>LibreOfficeDev/6.0.5.2$Linux_X86_64 LibreOffice_project/</meta:generator>
  </office:meta>
</office:document-meta>
</file>